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Excel_5f_BuiltIn_5f_Currency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3" style:family="table-cell" style:parent-style-name="Default">
      <style:table-cell-properties fo:border-bottom="1.5pt solid #000000" fo:border-left="1.5pt solid #000000" fo:padding="0.71mm" fo:border-right="none" fo:border-top="1.5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1.5pt solid #000000" fo:border-left="none" fo:padding="0.71mm" fo:border-right="none" fo:border-top="1.5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5pt solid #000000" fo:border-left="none" fo:padding="0.71mm" fo:border-right="1.5pt solid #000000" fo:border-top="1.5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default-cell-style-name="ce5"/>
        <table:table-column table:style-name="co3" table:default-cell-style-name="ce5"/>
        <table:table-column table:style-name="co8" table:number-columns-repeated="24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43" office:value-type="string" calcext:value-type="string">
            <text:p>Wydział</text:p>
          </table:table-cell>
          <table:table-cell table:number-columns-repeated="2" table:style-name="ce44" office:value-type="string" calcext:value-type="string">
            <text:p>Zarobki</text:p>
          </table:table-cell>
          <table:table-cell table:style-name="ce44" office:value-type="string" calcext:value-type="string">
            <text:p>Płeć</text:p>
          </table:table-cell>
          <table:table-cell table:style-name="ce45" office:value-type="string" calcext:value-type="string">
            <text:p>Płeć</text:p>
          </table:table-cell>
          <table:table-cell table:number-columns-repeated="101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string" calcext:value-type="string">
            <text:p>&lt;=600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&gt;= 4000</text:p>
          </table:table-cell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lość:</text:p>
          </table:table-cell>
          <table:table-cell table:formula="of:=DCOUNTA([.A4:.G103];[.F4];[.K4:.K6])" office:value-type="float" office:value="36" calcext:value-type="float">
            <text:p>36</text:p>
          </table:table-cell>
          <table:table-cell table:number-columns-repeated="101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uma: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Średnia K:</text:p>
          </table:table-cell>
          <table:table-cell table:formula="of:=DAVERAGE([.A4:.G103];[.F4];[.M4:.M5])" office:value-type="float" office:value="994.878787878788" calcext:value-type="float">
            <text:p>994,878787878788</text:p>
          </table:table-cell>
          <table:table-cell table:number-columns-repeated="101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Średnia M:</text:p>
          </table:table-cell>
          <table:table-cell table:formula="of:=DAVERAGE([.A4:.G103];[.F4];[.N4:.N5])" office:value-type="float" office:value="1600.80787878788" calcext:value-type="float">
            <text:p>1600,80787878788</text:p>
          </table:table-cell>
          <table:table-cell table:number-columns-repeated="101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40" office:value-type="float" office:value="4500" calcext:value-type="float">
            <text:p>4 500,00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 table:number-rows-repeated="3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table:table-column table:style-name="co8" table:number-columns-repeated="5" table:default-cell-style-name="ce5"/>
        <table:table-column table:style-name="co12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ry" table:style-name="ta7">
        <office:forms form:automatic-focus="false" form:apply-design-mode="false"/>
        <table:table-column table:style-name="co3" table:default-cell-style-name="Default"/>
        <table:table-row table:style-name="ro5">
          <table:table-cell/>
        </table:table-row>
        <table:table-row table:style-name="ro4" table:number-rows-repeated="1048574">
          <table:table-cell/>
        </table:table-row>
        <table:table-row table:style-name="ro4">
          <table:table-cell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Filtry.A2" table:condition-source-range-address="'Baza danych'.K4:'Baza danych'.M6">
            <table:filter-or>
              <table:filter-and>
                <table:filter-condition table:field-number="5" table:data-type="number" table:value="1000" table:operator="&lt;="/>
                <table:filter-condition table:field-number="4" table:value="M" table:operator="="/>
              </table:filter-and>
              <table:filter-and>
                <table:filter-condition table:field-number="5" table:data-type="number" table:value="4000" table:operator="&gt;="/>
                <table:filter-condition table:field-number="4" table:value="K" table:operator="="/>
              </table:filter-and>
            </table:filter-or>
          </table:filter>
        </table:database-range>
        <table:database-range table:name="__Anonymous_Sheet_DB__6" table:target-range-address="Filtry.A2:Filtry.G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7:51.3352977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40:01.960571599</dc:date>
    <meta:editing-cycles>7</meta:editing-cycles>
    <meta:editing-duration>PT13M31S</meta:editing-duration>
    <meta:generator>LibreOffice/6.0.7.3$Linux_X86_64 LibreOffice_project/00m0$Build-3</meta:generator>
    <meta:document-statistic meta:table-count="7" meta:cell-count="723" meta:object-count="0"/>
  </office:meta>
</office:document-meta>
</file>